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5dd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38b00" style:font-weight-asian="bold" style:font-weight-complex="bold"/>
    </style:style>
    <style:style style:name="P4" style:family="paragraph" style:parent-style-name="Standard">
      <style:text-properties fo:font-weight="bold" officeooo:rsid="00038b00" officeooo:paragraph-rsid="00038b00" style:font-weight-asian="bold" style:font-weight-complex="bold"/>
    </style:style>
    <style:style style:name="P5" style:family="paragraph" style:parent-style-name="Standard">
      <style:text-properties fo:font-weight="bold" officeooo:paragraph-rsid="00035dd4" style:font-weight-asian="bold" style:font-weight-complex="bold"/>
    </style:style>
    <style:style style:name="P6" style:family="paragraph" style:parent-style-name="Standard">
      <style:text-properties officeooo:paragraph-rsid="00038b00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0681d8" style:font-weight-asian="bold" style:font-weight-complex="bold"/>
    </style:style>
    <style:style style:name="P9" style:family="paragraph" style:parent-style-name="Standard">
      <style:text-properties officeooo:rsid="00038b00" officeooo:paragraph-rsid="00038b00"/>
    </style:style>
    <style:style style:name="P10" style:family="paragraph" style:parent-style-name="Standard">
      <style:text-properties officeooo:paragraph-rsid="000681d8"/>
    </style:style>
    <style:style style:name="P11" style:family="paragraph" style:parent-style-name="Standard">
      <style:text-properties officeooo:paragraph-rsid="00038b00"/>
    </style:style>
    <style:style style:name="T1" style:family="text">
      <style:text-properties officeooo:rsid="00035dd4"/>
    </style:style>
    <style:style style:name="T2" style:family="text">
      <style:text-properties officeooo:rsid="00038b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5dd4" style:font-weight-asian="bold" style:font-weight-complex="bold"/>
    </style:style>
    <style:style style:name="T5" style:family="text">
      <style:text-properties fo:font-weight="bold" officeooo:rsid="000681d8" style:font-weight-asian="bold" style:font-weight-complex="bold"/>
    </style:style>
    <style:style style:name="T6" style:family="text">
      <style:text-properties officeooo:rsid="000681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# </text:span>Versionamento - Git E Github Conteúdos</text:p>
      <text:p text:style-name="P2"/>
      <text:p text:style-name="P2"><text:span text:style-name="T6"># </text:span><text:span text:style-name="T1">C</text:span>riar acesso no GIT conta de usuário</text:p>
      <text:p text:style-name="Standard"><text:span text:style-name="T6">## </text:span><text:span text:style-name="T2">g</text:span>it config --global user.name "nome desejado"</text:p>
      <text:p text:style-name="Standard"><text:span text:style-name="T6">## </text:span><text:span text:style-name="T2">g</text:span>it config --global user.email "email desejado"</text:p>
      <text:p text:style-name="Standard"><text:span text:style-name="T6">## </text:span><text:span text:style-name="T1">V</text:span>isualizar dados = git config user.name</text:p>
      <text:p text:style-name="Standard"><text:span text:style-name="T6">## </text:span><text:span text:style-name="T1">V</text:span>isualizar dados = git config user.email</text:p>
      <text:p text:style-name="Standard"/>
      <text:p text:style-name="P2"><text:span text:style-name="T6"># </text:span>Comandos Básicos Git</text:p>
      <text:p text:style-name="P10"><text:span text:style-name="T6">## </text:span><text:span text:style-name="T2">g</text:span>it init = inicializar repositório</text:p>
      <text:p text:style-name="P10"><text:span text:style-name="T6">## </text:span><text:span text:style-name="T2">g</text:span>it remote = gerenciar repositórios remotos</text:p>
      <text:p text:style-name="Standard"/>
      <text:p text:style-name="P3"><text:span text:style-name="T6"># </text:span>Clonar repositório próprio</text:p>
      <text:p text:style-name="P6"><text:span text:style-name="T6">## </text:span>git clone &lt;URL_do_Repositório&gt;</text:p>
      <text:p text:style-name="P1"><text:span text:style-name="T6">## </text:span>git clone = faz um cópia de um repositório já existente </text:p>
      <text:p text:style-name="P1"><text:span text:style-name="T6">## </text:span>git clone = utilizado para repositório que são meus</text:p>
      <text:p text:style-name="Standard"/>
      <text:p text:style-name="P3"><text:span text:style-name="T6"># </text:span><text:span text:style-name="T2">Forkar</text:span> repositório <text:span text:style-name="T2">externo</text:span></text:p>
      <text:p text:style-name="P6"><text:span text:style-name="T6">## </text:span>git fork &lt;URL_do_Repositório&gt;</text:p>
      <text:p text:style-name="Standard"><text:span text:style-name="T6">## </text:span>git for<text:span text:style-name="T2">k</text:span> = faz um cópia de arquivos, mas precisa de autorização de pull request</text:p>
      <text:p text:style-name="Standard"><text:span text:style-name="T6">## </text:span>git for<text:span text:style-name="T2">k </text:span>= utilizado para repositório que não sou dono externos</text:p>
      <text:p text:style-name="P9"><text:span text:style-name="T6">## </text:span>fork repositório externo (requer autorização)</text:p>
      <text:p text:style-name="Standard"/>
      <text:p text:style-name="Standard"/>
      <text:p text:style-name="P2"><text:span text:style-name="T6"># </text:span>Adicionar mudanças em local específico</text:p>
      <text:p text:style-name="P6"><text:span text:style-name="T6">## </text:span>git add = adicionar mudanças no staged, resolver conflitos e rastrear arquivos</text:p>
      <text:p text:style-name="P6"><text:span text:style-name="T6">## </text:span>git add * = adicionar todo conteúdo do arquivo</text:p>
      <text:p text:style-name="P6"><text:span text:style-name="T6">## </text:span>git add local.tipo = adicionar a local específico</text:p>
      <text:p text:style-name="P6"/>
      <text:p text:style-name="P8"><text:span text:style-name="T6"># </text:span>Add repositório remoto</text:p>
      <text:p text:style-name="P10"><text:span text:style-name="T6">## </text:span>git remote add origin + endereço = URL</text:p>
      <text:p text:style-name="P6"/>
      <text:p text:style-name="P2"/>
      <text:p text:style-name="P2"><text:span text:style-name="T6"># </text:span>Salvar as mudanças na área de Staged</text:p>
      <text:p text:style-name="P1"><text:span text:style-name="T6">## </text:span>git commit = salvar as mudanças na área de Staged</text:p>
      <text:p text:style-name="Standard"><text:span text:style-name="T6">## </text:span>git commit -am "mensagem" = adicionar e comitar em um comando,duas operações</text:p>
      <text:p text:style-name="P2"/>
      <text:p text:style-name="P4"><text:span text:style-name="T6"># </text:span>Subir para repositório remoto</text:p>
      <text:p text:style-name="Standard"><text:span text:style-name="T6">## </text:span>git push = enviar as alterações do repositório local para remoto</text:p>
      <text:p text:style-name="Standard"><text:span text:style-name="T6">## </text:span>git push origin remoto/main</text:p>
      <text:p text:style-name="Standard"/>
      <text:p text:style-name="P4"><text:span text:style-name="T6"># </text:span>Sincronizar repositórios</text:p>
      <text:p text:style-name="Standard"><text:span text:style-name="T6">## </text:span>git pull = sincroniuzar o repositório local com remoto </text:p>
      <text:p text:style-name="Standard"/>
      <text:p text:style-name="P4"><text:span text:style-name="T6"># </text:span>Criar branches para trabalhos em um mesmo Projeto</text:p>
      <text:p text:style-name="Standard"><text:span text:style-name="T6">## </text:span>git branch = gerenciar ramificações do repositório e criar galhos pra tabalhos em equipe</text:p>
      <text:p text:style-name="Standard"><text:span text:style-name="T6">## </text:span>git checkout -b nome desejado, cria uma branch</text:p>
      <text:p text:style-name="Standard"><text:span text:style-name="T6">## </text:span>git branch nome desesejado, também criam uma branch</text:p>
      <text:p text:style-name="Standard"><text:span text:style-name="T6">## </text:span>git branch -l = listar branch</text:p>
      <text:p text:style-name="Standard"/>
      <text:p text:style-name="Standard"><text:span text:style-name="T5">## </text:span><text:span text:style-name="T3">deletar branch </text:span>= git barnch -D nome.tipo . obs = D maiúsculo</text:p>
      <text:p text:style-name="Standard"/>
      <text:p text:style-name="Standard"><text:soft-page-break/><text:span text:style-name="T6">## </text:span>git checkout = navegar entre branches, em qualquer linha de tempo, atual ou passado</text:p>
      <text:p text:style-name="Standard"><text:span text:style-name="T6">## </text:span>git checkout nome da branch , para navegar para <text:s/>branch desejada</text:p>
      <text:p text:style-name="Standard">alterar algo com commit <text:span text:style-name="T1">já adicionado</text:span> = git checkout rash desejada (identificação do commit, que pode ser encontrado com git log)</text:p>
      <text:p text:style-name="Standard"/>
      <text:p text:style-name="P4"><text:span text:style-name="T6"># </text:span>Mesclar Repositórios<text:tab/></text:p>
      <text:p text:style-name="Standard"><text:span text:style-name="T6">## </text:span>git merge = Mesclar - unir branches</text:p>
      <text:p text:style-name="Standard"><text:span text:style-name="T6">## </text:span>git merge nome da branch que deseja mesclar</text:p>
      <text:p text:style-name="Standard"/>
      <text:p text:style-name="P2"><text:span text:style-name="T6">## </text:span>Listar repositório remoto </text:p>
      <text:p text:style-name="Standard">git remote -v</text:p>
      <text:p text:style-name="Standard"/>
      <text:p text:style-name="P8"><text:span text:style-name="T6"># </text:span>Listar conteúdo de uma pasta <text:span text:style-name="T1">com detalhes</text:span></text:p>
      <text:p text:style-name="P10"><text:span text:style-name="T6">## </text:span>ls -lha</text:p>
      <text:p text:style-name="Standard"/>
      <text:p text:style-name="P2"><text:span text:style-name="T6"># </text:span>Criar arquivo</text:p>
      <text:p text:style-name="P6"><text:span text:style-name="T5"># </text:span><text:span text:style-name="T3">echo</text:span> "nome" &gt; nome.tipo = criar texto no nome e aponta &gt; cria um arquivo.tipo</text:p>
      <text:p text:style-name="P6"/>
      <text:p text:style-name="P2"><text:span text:style-name="T6"># </text:span>Visualizar conteúdo do arquivo</text:p>
      <text:p text:style-name="P6"><text:span text:style-name="T5"># </text:span><text:span text:style-name="T4">c</text:span><text:span text:style-name="T3">at</text:span> &lt; arquivo.tipo = visualizar conteúdo do arquivo</text:p>
      <text:p text:style-name="Standard"/>
      <text:p text:style-name="P5"><text:span text:style-name="T6"># </text:span>Criar arquivo/pasta</text:p>
      <text:p text:style-name="P1"><text:span text:style-name="T6">## </text:span>touch nome.tipo</text:p>
      <text:p text:style-name="Standard"><text:span text:style-name="T6">## </text:span>mkdir nome.tipo</text:p>
      <text:p text:style-name="Standard"/>
      <text:p text:style-name="P2"><text:span text:style-name="T6"># </text:span>Navegar para dentro/fora de um diretóri<text:span text:style-name="T1">o</text:span></text:p>
      <text:p text:style-name="Standard"><text:span text:style-name="T6">## </text:span>cd nome.tipo navega/entra no arquivo/pasta</text:p>
      <text:p text:style-name="Standard"><text:span text:style-name="T6">## </text:span>cd .. sai do arquivi/pasta</text:p>
      <text:p text:style-name="Standard"/>
      <text:p text:style-name="P4"><text:span text:style-name="T6"># </text:span>Git log entender e relacionar commits</text:p>
      <text:p text:style-name="Standard"><text:span text:style-name="T6">## </text:span>git log = ver histórico de commit</text:p>
      <text:p text:style-name="Standard"><text:span text:style-name="T6">## </text:span>git log --decorate = mais detalhes do commit</text:p>
      <text:p text:style-name="Standard"><text:span text:style-name="T6">## </text:span>git log --author="nome" = os commit do do mesmo autor</text:p>
      <text:p text:style-name="Standard"><text:span text:style-name="T6">## </text:span>git shortlog = apresenta os commits em ordem crescente</text:p>
      <text:p text:style-name="Standard"><text:span text:style-name="T6">## </text:span>git shortlog -sn = mostra número de commits por autor</text:p>
      <text:p text:style-name="Standard"><text:span text:style-name="T6">## </text:span>git log --graph = mostra graficamente os commits</text:p>
      <text:p text:style-name="Standard"/>
      <text:p text:style-name="P4"><text:span text:style-name="T6"># </text:span>Analisar o códigos antes de subir</text:p>
      <text:p text:style-name="Standard"><text:span text:style-name="T6">## </text:span>git diff = mostra alterações no arquivo antes do commit</text:p>
      <text:p text:style-name="Standard"><text:span text:style-name="T6">## </text:span>git diff --name-only = mostra local</text:p>
      <text:p text:style-name="Standard"/>
      <text:p text:style-name="P4"><text:span text:style-name="T6"># </text:span>Verificar sobre alterações de quem e quando</text:p>
      <text:p text:style-name="Standard"><text:span text:style-name="T6">## </text:span>git blame nome.tipo = mostra que fez alterações</text:p>
      <text:p text:style-name="Standard"/>
      <text:p text:style-name="P2"><text:span text:style-name="T6"># </text:span>Passo a Passo Local dos arquivos com GIT</text:p>
      <text:p text:style-name="Standard"><text:span text:style-name="T6">## </text:span>untracked = git não conhece a existência do arquivo, o mesmo somente foi criado</text:p>
      <text:p text:style-name="Standard"><text:span text:style-name="T6">## </text:span>unmodified = arquivo existe no git mas não modificado</text:p>
      <text:p text:style-name="Standard"><text:span text:style-name="T6">## </text:span>modified = arquivo modificado no git</text:p>
      <text:p text:style-name="Standard"><text:span text:style-name="T6">## </text:span>staged = arquivo pronto para commit</text:p>
      <text:p text:style-name="Standard"><text:span text:style-name="T6">## </text:span>obs: após commit o arquivo volta a ser unmodified</text:p>
      <text:p text:style-name="Standard"/>
      <text:p text:style-name="Standard"><text:span text:style-name="T6"># </text:span><text:span text:style-name="T3">git show </text:span>+ rash do commit = mostra o que foi realizado através desse commit</text:p>
      <text:p text:style-name="Standard"><text:soft-page-break/></text:p>
      <text:p text:style-name="P2"><text:span text:style-name="T6"># </text:span>Resetar erros/alterações</text:p>
      <text:p text:style-name="Standard"><text:span text:style-name="T6">## </text:span>git checkout nome.tipo = retorna a mudança, antes de add</text:p>
      <text:p text:style-name="Standard"><text:span text:style-name="T6">## </text:span>git reset HEAD nome.tipo = remover após add</text:p>
      <text:p text:style-name="Standard"/>
      <text:p text:style-name="Standard"><text:span text:style-name="T6"># </text:span><text:span text:style-name="T3">Após commit voltar commit e as alterações de 3 formas:</text:span></text:p>
      <text:p text:style-name="Standard"><text:span text:style-name="T6">## </text:span>git reset --soft = voltar commit ficando na área do staged</text:p>
      <text:p text:style-name="Standard"><text:span text:style-name="T6">## </text:span>git reset --mixed = voltar commit antes do staged = unmodified</text:p>
      <text:p text:style-name="Standard"><text:span text:style-name="T6">## </text:span>git reset --hard = ignora tudo que foi feito, apaga . Cuido ao usar hard.…</text:p>
      <text:p text:style-name="Standard"/>
      <text:p text:style-name="P2"><text:span text:style-name="T6"># </text:span>git reset --soft/mixed + rash do commit anterior ao que possui erro</text:p>
      <text:p text:style-name="Standard"/>
      <text:p text:style-name="Standard"><text:span text:style-name="T5"># </text:span><text:span text:style-name="T3">git ignore </text:span>= ignora arquivos mencionados , oculta arquivos =&gt; nome.ignore e no local:</text:p>
      <text:p text:style-name="Standard"><text:span text:style-name="T6"># </text:span>* .tipo arquivo ou arquivo</text:p>
      <text:p text:style-name="Standard"/>
      <text:p text:style-name="P2"><text:span text:style-name="T6"># </text:span>git stash = gera um arquivos antes de ser commit, algo a ser modificado</text:p>
      <text:p text:style-name="Standard"><text:span text:style-name="T6">## </text:span>git stash apply = para retornar a trabalhar nas modificações</text:p>
      <text:p text:style-name="Standard"><text:span text:style-name="T6">## </text:span>git stash list = list os stash</text:p>
      <text:p text:style-name="Standard"><text:span text:style-name="T6">## </text:span>git stash clear = limpa os stash</text:p>
      <text:p text:style-name="Standard"/>
      <text:p text:style-name="P2"><text:span text:style-name="T6"># </text:span>Criar atalhos</text:p>
      <text:p text:style-name="Standard"><text:span text:style-name="T6">## </text:span>Para comando status</text:p>
      <text:p text:style-name="Standard"><text:span text:style-name="T6">## </text:span>git config --global alias.s status</text:p>
      <text:p text:style-name="Standard"><text:span text:style-name="T6">## </text:span>git s, mostrará o status, pode ser aplicado para todos os comandos</text:p>
      <text:p text:style-name="Standard"/>
      <text:p text:style-name="P2"><text:span text:style-name="T6">## </text:span>tags = melhorar organizar e demonstrar alterações no repositórios</text:p>
      <text:p text:style-name="Standard"><text:span text:style-name="T6">## </text:span><text:span text:style-name="T1">g</text:span>it tag -a versão -m"mensagem da tag de alteracao"</text:p>
      <text:p text:style-name="Standard"/>
      <text:p text:style-name="P2"><text:span text:style-name="T6"># </text:span>revert - modificações sem usar o reset, assim não perder históricos</text:p>
      <text:p text:style-name="Standard"><text:span text:style-name="T6">## </text:span>git revert + rash do commi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8:19:45.327594677</meta:creation-date>
    <dc:date>2023-12-22T08:44:11.928513446</dc:date>
    <meta:editing-duration>PT23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99" meta:word-count="866" meta:character-count="4735" meta:non-whitespace-character-count="3974"/>
  </office:meta>
</office:document-meta>
</file>